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Searching and Filtering</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Writing redux code to manage a search query</text:span></text:p>
              </text:list-item>
              <text:list-item>
                <text:p text:style-name="P6"><text:span text:style-name="T4">Write components to update the query and execute a new search</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React Without Redux</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Section</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5</meta:editing-cycles>
    <dc:date>2018-02-03T18:10:22.904126044</dc:date>
    <meta:editing-duration>PT42M17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